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7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</text:p>
      <text:p text:style-name="Standard">2012</text:p>
      <text:p text:style-name="Standard">Cormen</text:p>
      <text:p text:style-name="Standard">Projeto_e_analise_de_algoritmos</text:p>
      <text:p text:style-name="Standard">3</text:p>
      <text:p text:style-name="Standard">2018</text:p>
      <text:p text:style-name="Standard">Patterson</text:p>
      <text:p text:style-name="Standard">Arquitetura_de_computadores</text:p>
      <text:p text:style-name="Standard">1</text:p>
      <text:p text:style-name="Standard">2016</text:p>
      <text:p text:style-name="Standard">Waldemar_Celes</text:p>
      <text:p text:style-name="Standard">Introducao_a_estrutura_de_dados_com_tecnicas_de_programacao_em_C</text:p>
      <text:p text:style-name="Standard">2</text:p>
      <text:p text:style-name="Standard">4512</text:p>
      <text:p text:style-name="Standard">Projeto_e_analise_de_algoritmos</text:p>
      <text:p text:style-name="Standard">E</text:p>
      <text:p text:style-name="Standard">4584</text:p>
      <text:p text:style-name="Standard">Projeto_e_analise_de_algoritmos</text:p>
      <text:p text:style-name="Standard">E</text:p>
      <text:p text:style-name="Standard">7484</text:p>
      <text:p text:style-name="P1">Projeto_e_analise_de_algoritmos</text:p>
      <text:p text:style-name="P1">E</text:p>
      <text:p text:style-name="Standard">2256</text:p>
      <text:p text:style-name="Standard">Introducao_a_estrutura_de_dados_com_tecnicas_de_programacao_em_C</text:p>
      <text:p text:style-name="Standard">E</text:p>
      <text:p text:style-name="Standard">2896</text:p>
      <text:p text:style-name="Standard">Introducao_a_estrutura_de_dados_com_tecnicas_de_programacao_em_C</text:p>
      <text:p text:style-name="Standard">E</text:p>
      <text:p text:style-name="Standard">3256</text:p>
      <text:p text:style-name="Standard">Introducao_a_estrutura_de_dados_com_tecnicas_de_programacao_em_C</text:p>
      <text:p text:style-name="Standard">E</text:p>
      <text:p text:style-name="Standard">3666</text:p>
      <text:p text:style-name="Standard">Introducao_a_estrutura_de_dados_com_tecnicas_de_programacao_em_C</text:p>
      <text:p text:style-name="Standard">E</text:p>
      <text:p text:style-name="Standard">7484</text:p>
      <text:p text:style-name="Standard">Projeto_e_analise_de_algoritmos</text:p>
      <text:p text:style-name="Standard">D</text:p>
      <text:p text:style-name="Standard">8899</text:p>
      <text:p text:style-name="Standard">Arquitetura_de_computadores</text:p>
      <text:p text:style-name="Standard"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5:23:15.542039432</meta:creation-date>
    <dc:date>2019-12-05T15:40:09.325506476</dc:date>
    <meta:editing-duration>PT16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40" meta:character-count="619" meta:non-whitespace-character-count="619"/>
  </office:meta>
</office:document-meta>
</file>